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_1" style:family="text"/>
    <style:style style:name="T4_2" style:family="text">
      <style:text-properties fo:color="#0000ee" style:text-underline-style="solid" style:text-underline-color="font-color"/>
    </style:style>
    <style:style style:name="T4_3" style:family="text"/>
    <style:style style:name="T4_4" style:family="text">
      <style:text-properties fo:color="#0000ee" style:text-underline-style="solid" style:text-underline-color="font-color"/>
    </style:style>
    <style:style style:name="T4_5" style:family="text"/>
    <style:style style:name="T4_6" style:family="text">
      <style:text-properties fo:color="#0000ee" style:text-underline-style="solid" style:text-underline-color="font-color"/>
    </style:style>
    <style:style style:name="T4_7" style:family="text"/>
    <style:style style:name="T4_8" style:family="text">
      <style:text-properties fo:color="#0000ee" style:text-underline-style="solid" style:text-underline-color="font-color"/>
    </style:style>
    <style:style style:name="T4_9" style:family="text"/>
    <style:style style:name="T4_10" style:family="text">
      <style:text-properties fo:color="#0000ee" style:text-underline-style="solid" style:text-underline-color="font-color"/>
    </style:style>
    <style:style style:name="T4_11" style:family="text"/>
    <style:style style:name="T4_12" style:family="text">
      <style:text-properties fo:color="#0000ee" style:text-underline-style="solid" style:text-underline-color="font-color"/>
    </style:style>
    <style:style style:name="T4_13" style:family="text"/>
    <style:style style:name="T4_14" style:family="text">
      <style:text-properties fo:color="#0000ee" style:text-underline-style="solid" style:text-underline-color="font-color"/>
    </style:style>
    <style:style style:name="T4_15" style:family="text"/>
    <style:style style:name="T4_16" style:family="text">
      <style:text-properties fo:color="#0000ee" style:text-underline-style="solid" style:text-underline-color="font-color"/>
    </style:style>
    <style:style style:name="T4_17" style:family="text"/>
    <style:style style:name="T4_18" style:family="text">
      <style:text-properties fo:color="#0000ee" style:text-underline-style="solid" style:text-underline-color="font-color"/>
    </style:style>
    <style:style style:name="T4_19" style:family="text"/>
    <style:style style:name="T4_20" style:family="text">
      <style:text-properties fo:color="#0000ee" style:text-underline-style="solid" style:text-underline-color="font-color"/>
    </style:style>
    <style:style style:name="T4_21" style:family="text"/>
    <style:style style:name="T4_22" style:family="text">
      <style:text-properties fo:color="#0000ee" style:text-underline-style="solid" style:text-underline-color="font-color"/>
    </style:style>
    <style:style style:name="T4_23" style:family="text"/>
    <style:style style:name="T4_24" style:family="text">
      <style:text-properties fo:color="#0000ee" style:text-underline-style="solid" style:text-underline-color="font-color"/>
    </style:style>
    <style:style style:name="T4_25" style:family="text"/>
    <style:style style:name="T4_26" style:family="text">
      <style:text-properties fo:color="#0000ee" style:text-underline-style="solid" style:text-underline-color="font-color"/>
    </style:style>
    <style:style style:name="T4_27" style:family="text"/>
    <style:style style:name="T4_28" style:family="text">
      <style:text-properties fo:color="#0000ee" style:text-underline-style="solid" style:text-underline-color="font-color"/>
    </style:style>
    <style:style style:name="T4_29" style:family="text"/>
    <style:style style:name="T4_30" style:family="text">
      <style:text-properties fo:color="#0000ee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color="#0000ee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color="#0000ee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P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P1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P1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>
      <style:text-properties fo:color="#0000ee" style:text-underline-style="solid" style:text-underline-color="font-color"/>
    </style:style>
    <style:style style:name="T12_51" style:family="text"/>
    <style:style style:name="T12_52" style:family="text">
      <style:text-properties fo:color="#0000ee" style:text-underline-style="solid" style:text-underline-color="font-color"/>
    </style:style>
    <style:style style:name="T12_53" style:family="text"/>
    <style:style style:name="T12_54" style:family="text">
      <style:text-properties fo:color="#0000ee" style:text-underline-style="solid" style:text-underline-color="font-color"/>
    </style:style>
    <style:style style:name="T12_55" style:family="text"/>
    <style:style style:name="T12_56" style:family="text">
      <style:text-properties fo:color="#0000ee" style:text-underline-style="solid" style:text-underline-color="font-color"/>
    </style:style>
    <style:style style:name="T12_57" style:family="text"/>
    <style:style style:name="T12_58" style:family="text">
      <style:text-properties fo:color="#0000ee" style:text-underline-style="solid" style:text-underline-color="font-color"/>
    </style:style>
    <style:style style:name="T12_59" style:family="text"/>
    <style:style style:name="T12_60" style:family="text">
      <style:text-properties fo:color="#0000ee" style:text-underline-style="solid" style:text-underline-color="font-color"/>
    </style:style>
    <style:style style:name="T12_61" style:family="text"/>
    <style:style style:name="T12_62" style:family="text">
      <style:text-properties fo:color="#0000ee" style:text-underline-style="solid" style:text-underline-color="font-color"/>
    </style:style>
    <style:style style:name="T12_63" style:family="text"/>
    <style:style style:name="T12_64" style:family="text">
      <style:text-properties fo:color="#0000ee" style:text-underline-style="solid" style:text-underline-color="font-color"/>
    </style:style>
    <style:style style:name="T12_65" style:family="text"/>
    <style:style style:name="T12_66" style:family="text">
      <style:text-properties fo:color="#0000ee" style:text-underline-style="solid" style:text-underline-color="font-color"/>
    </style:style>
    <style:style style:name="T12_67" style:family="text"/>
    <style:style style:name="T12_68" style:family="text">
      <style:text-properties fo:color="#0000ee" style:text-underline-style="solid" style:text-underline-color="font-color"/>
    </style:style>
    <style:style style:name="T12_69" style:family="text"/>
    <style:style style:name="T12_70" style:family="text">
      <style:text-properties fo:color="#0000ee" style:text-underline-style="solid" style:text-underline-color="font-color"/>
    </style:style>
    <style:style style:name="T12_71" style:family="text"/>
    <style:style style:name="T12_72" style:family="text">
      <style:text-properties fo:color="#0000ee" style:text-underline-style="solid" style:text-underline-color="font-color"/>
    </style:style>
    <style:style style:name="T12_73" style:family="text"/>
    <style:style style:name="T12_74" style:family="text">
      <style:text-properties fo:color="#0000ee" style:text-underline-style="solid" style:text-underline-color="font-color"/>
    </style:style>
    <style:style style:name="T12_75" style:family="text"/>
    <style:style style:name="T12_76" style:family="text">
      <style:text-properties fo:color="#0000ee" style:text-underline-style="solid" style:text-underline-color="font-color"/>
    </style:style>
    <style:style style:name="T12_77" style:family="text"/>
    <style:style style:name="T12_78" style:family="text">
      <style:text-properties fo:color="#0000ee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color="#0000ee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P1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>
      <style:text-properties fo:color="#0000ee" style:text-underline-style="solid" style:text-underline-color="font-color"/>
    </style:style>
    <style:style style:name="T20_53" style:family="text"/>
    <style:style style:name="T20_54" style:family="text">
      <style:text-properties fo:color="#0000ee" style:text-underline-style="solid" style:text-underline-color="font-color"/>
    </style:style>
    <style:style style:name="T20_55" style:family="text"/>
    <style:style style:name="T20_56" style:family="text">
      <style:text-properties fo:color="#0000ee" style:text-underline-style="solid" style:text-underline-color="font-color"/>
    </style:style>
    <style:style style:name="T20_57" style:family="text"/>
    <style:style style:name="T20_58" style:family="text">
      <style:text-properties fo:color="#0000ee" style:text-underline-style="solid" style:text-underline-color="font-color"/>
    </style:style>
    <style:style style:name="T20_59" style:family="text"/>
    <style:style style:name="T20_60" style:family="text">
      <style:text-properties fo:color="#0000ee" style:text-underline-style="solid" style:text-underline-color="font-color"/>
    </style:style>
    <style:style style:name="T20_61" style:family="text"/>
    <style:style style:name="T20_62" style:family="text">
      <style:text-properties fo:color="#0000ee" style:text-underline-style="solid" style:text-underline-color="font-color"/>
    </style:style>
    <style:style style:name="T20_63" style:family="text"/>
    <style:style style:name="T20_64" style:family="text">
      <style:text-properties fo:color="#0000ee" style:text-underline-style="solid" style:text-underline-color="font-color"/>
    </style:style>
    <style:style style:name="T20_65" style:family="text"/>
    <style:style style:name="T20_66" style:family="text">
      <style:text-properties fo:color="#0000ee" style:text-underline-style="solid" style:text-underline-color="font-color"/>
    </style:style>
    <style:style style:name="T20_67" style:family="text"/>
    <style:style style:name="T20_68" style:family="text">
      <style:text-properties fo:color="#0000ee" style:text-underline-style="solid" style:text-underline-color="font-color"/>
    </style:style>
    <style:style style:name="T20_69" style:family="text"/>
    <style:style style:name="T20_70" style:family="text">
      <style:text-properties fo:color="#0000ee" style:text-underline-style="solid" style:text-underline-color="font-color"/>
    </style:style>
    <style:style style:name="T20_71" style:family="text"/>
    <style:style style:name="T20_72" style:family="text">
      <style:text-properties fo:color="#0000ee" style:text-underline-style="solid" style:text-underline-color="font-color"/>
    </style:style>
    <style:style style:name="T20_73" style:family="text"/>
    <style:style style:name="T20_74" style:family="text">
      <style:text-properties fo:color="#0000ee" style:text-underline-style="solid" style:text-underline-color="font-color"/>
    </style:style>
    <style:style style:name="T20_75" style:family="text"/>
    <style:style style:name="T20_76" style:family="text">
      <style:text-properties fo:color="#0000ee" style:text-underline-style="solid" style:text-underline-color="font-color"/>
    </style:style>
    <style:style style:name="T20_77" style:family="text"/>
    <style:style style:name="T20_78" style:family="text">
      <style:text-properties fo:color="#0000ee" style:text-underline-style="solid" style:text-underline-color="font-color"/>
    </style:style>
    <style:style style:name="T20_79" style:family="text"/>
    <style:style style:name="T20_80" style:family="text">
      <style:text-properties fo:color="#0000ee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color="#0000ee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P2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5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able1" style:family="table">
      <style:table-properties table:align="left" style:width="16.508cm" fo:margin-left="0cm"/>
    </style:style>
    <style:style style:name="Column1" style:family="table-column">
      <style:table-column-properties style:column-width="4.02cm"/>
    </style:style>
    <style:style style:name="Column2" style:family="table-column">
      <style:table-column-properties style:column-width="2.858cm"/>
    </style:style>
    <style:style style:name="Column3" style:family="table-column">
      <style:table-column-properties style:column-width="2.358cm"/>
    </style:style>
    <style:style style:name="Column4" style:family="table-column">
      <style:table-column-properties style:column-width="7.273cm"/>
    </style:style>
    <style:style style:name="Row1" style:family="table-row"/>
    <style:style style:name="Cell1" style:family="table-cell">
      <style:table-cell-properties fo:background-color="#ffffff" style:vertical-align="middl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ffffff" style:vertical-align="middle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" style:family="table-cell">
      <style:table-cell-properties fo:background-color="#ffffff" style:vertical-align="middle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" style:family="table-cell">
      <style:table-cell-properties fo:background-color="#ffffff" style:vertical-align="middle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fo:background-color="#ffffff" style:vertical-align="middl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" style:family="table-cell">
      <style:table-cell-properties fo:background-color="#ffffff" style:vertical-align="middle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" style:family="table-cell">
      <style:table-cell-properties fo:background-color="#ffffff" style:vertical-align="middle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" style:family="table-cell">
      <style:table-cell-properties fo:background-color="#ffffff" style:vertical-align="middl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3" style:family="table-row"/>
    <style:style style:name="Cell9" style:family="table-cell">
      <style:table-cell-properties fo:background-color="#ffffff" style:vertical-align="middle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middle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middle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middle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middle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middle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middle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middle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fo:background-color="#ffffff" style:vertical-align="middle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middle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middle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middle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fo:background-color="#ffffff" style:vertical-align="middle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2" style:family="table-cell">
      <style:table-cell-properties fo:background-color="#ffffff" style:vertical-align="middle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3" style:family="table-cell">
      <style:table-cell-properties fo:background-color="#ffffff" style:vertical-align="middle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4" style:family="table-cell">
      <style:table-cell-properties fo:background-color="#ffffff" style:vertical-align="middle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fo:background-color="#ffffff" style:vertical-align="middle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6" style:family="table-cell">
      <style:table-cell-properties fo:background-color="#ffffff" style:vertical-align="middle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fo:background-color="#ffffff" style:vertical-align="middle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middle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fo:background-color="#ffffff" style:vertical-align="middle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0" style:family="table-cell">
      <style:table-cell-properties fo:background-color="#ffffff" style:vertical-align="middle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1" style:family="table-cell">
      <style:table-cell-properties fo:background-color="#ffffff" style:vertical-align="middle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" style:family="table-cell">
      <style:table-cell-properties fo:background-color="#ffffff" style:vertical-align="middle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fo:background-color="#ffffff" style:vertical-align="middle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4" style:family="table-cell">
      <style:table-cell-properties fo:background-color="#ffffff" style:vertical-align="middle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5" style:family="table-cell">
      <style:table-cell-properties fo:background-color="#ffffff" style:vertical-align="middle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" style:family="table-cell">
      <style:table-cell-properties fo:background-color="#ffffff" style:vertical-align="middle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fo:background-color="#ffffff" style:vertical-align="middle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8" style:family="table-cell">
      <style:table-cell-properties fo:background-color="#ffffff" style:vertical-align="middle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9" style:family="table-cell">
      <style:table-cell-properties fo:background-color="#ffffff" style:vertical-align="middle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middle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fo:background-color="#ffffff" style:vertical-align="middle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middle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" style:family="table-cell">
      <style:table-cell-properties fo:background-color="#ffffff" style:vertical-align="middle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middle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7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P7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7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7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7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P7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7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P7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8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8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8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8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8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86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>
      <style:text-properties fo:color="#0000ee" style:text-underline-style="solid" style:text-underline-color="font-color"/>
    </style:style>
    <style:style style:name="T86_23" style:family="text"/>
    <style:style style:name="T86_24" style:family="text">
      <style:text-properties fo:color="#0000ee" style:text-underline-style="solid" style:text-underline-color="font-color"/>
    </style:style>
    <style:style style:name="T86_25" style:family="text"/>
    <style:style style:name="T86_26" style:family="text">
      <style:text-properties fo:color="#0000ee" style:text-underline-style="solid" style:text-underline-color="font-color"/>
    </style:style>
    <style:style style:name="T86_27" style:family="text"/>
    <style:style style:name="T86_28" style:family="text">
      <style:text-properties fo:color="#0000ee" style:text-underline-style="solid" style:text-underline-color="font-color"/>
    </style:style>
    <style:style style:name="T86_29" style:family="text"/>
    <style:style style:name="T86_30" style:family="text">
      <style:text-properties fo:color="#0000ee" style:text-underline-style="solid" style:text-underline-color="font-color"/>
    </style:style>
    <style:style style:name="T86_31" style:family="text"/>
    <style:style style:name="T86_32" style:family="text">
      <style:text-properties fo:color="#0000ee" style:text-underline-style="solid" style:text-underline-color="font-color"/>
    </style:style>
    <style:style style:name="T86_33" style:family="text"/>
    <style:style style:name="T86_34" style:family="text">
      <style:text-properties fo:color="#0000ee" style:text-underline-style="solid" style:text-underline-color="font-color"/>
    </style:style>
    <style:style style:name="T86_35" style:family="text"/>
    <style:style style:name="T86_36" style:family="text">
      <style:text-properties fo:color="#0000ee" style:text-underline-style="solid" style:text-underline-color="font-color"/>
    </style:style>
    <style:style style:name="T86_37" style:family="text"/>
    <style:style style:name="T86_38" style:family="text">
      <style:text-properties fo:color="#0000ee" style:text-underline-style="solid" style:text-underline-color="font-color"/>
    </style:style>
    <style:style style:name="T86_39" style:family="text"/>
  </office:automatic-styles>
  <office:body>
    <office:text>
      <text:p text:style-name="P1"><text:span text:style-name="T1_1">DIYDrones</text:span><text:span text:style-name="T1_2">.</text:span><text:span text:style-name="T1_3">com</text:span></text:p>
      <text:p text:style-name="P2"/>
      <text:p text:style-name="P3"><text:span text:style-name="T3_1">CheckSum</text:span><text:span text:style-name="T3_2"><text:s/></text:span><text:span text:style-name="T3_3">calculator</text:span><text:span text:style-name="T3_4">:</text:span></text:p>
      <text:p text:style-name="P4"><text:span text:style-name="T4_1"><text:a xlink:type="simple" xlink:href="http://www.hhhh.org/wiml/proj/nmeaxor.html"><text:span text:style-name="T4_2">http</text:span></text:a></text:span><text:span text:style-name="T4_3"><text:a xlink:type="simple" xlink:href="http://www.hhhh.org/wiml/proj/nmeaxor.html"><text:span text:style-name="T4_4">://</text:span></text:a></text:span><text:span text:style-name="T4_5"><text:a xlink:type="simple" xlink:href="http://www.hhhh.org/wiml/proj/nmeaxor.html"><text:span text:style-name="T4_6">www</text:span></text:a></text:span><text:span text:style-name="T4_7"><text:a xlink:type="simple" xlink:href="http://www.hhhh.org/wiml/proj/nmeaxor.html"><text:span text:style-name="T4_8">.</text:span></text:a></text:span><text:span text:style-name="T4_9"><text:a xlink:type="simple" xlink:href="http://www.hhhh.org/wiml/proj/nmeaxor.html"><text:span text:style-name="T4_10">hhhh</text:span></text:a></text:span><text:span text:style-name="T4_11"><text:a xlink:type="simple" xlink:href="http://www.hhhh.org/wiml/proj/nmeaxor.html"><text:span text:style-name="T4_12">.</text:span></text:a></text:span><text:span text:style-name="T4_13"><text:a xlink:type="simple" xlink:href="http://www.hhhh.org/wiml/proj/nmeaxor.html"><text:span text:style-name="T4_14">org</text:span></text:a></text:span><text:span text:style-name="T4_15"><text:a xlink:type="simple" xlink:href="http://www.hhhh.org/wiml/proj/nmeaxor.html"><text:span text:style-name="T4_16">/</text:span></text:a></text:span><text:span text:style-name="T4_17"><text:a xlink:type="simple" xlink:href="http://www.hhhh.org/wiml/proj/nmeaxor.html"><text:span text:style-name="T4_18">wiml</text:span></text:a></text:span><text:span text:style-name="T4_19"><text:a xlink:type="simple" xlink:href="http://www.hhhh.org/wiml/proj/nmeaxor.html"><text:span text:style-name="T4_20">/</text:span></text:a></text:span><text:span text:style-name="T4_21"><text:a xlink:type="simple" xlink:href="http://www.hhhh.org/wiml/proj/nmeaxor.html"><text:span text:style-name="T4_22">proj</text:span></text:a></text:span><text:span text:style-name="T4_23"><text:a xlink:type="simple" xlink:href="http://www.hhhh.org/wiml/proj/nmeaxor.html"><text:span text:style-name="T4_24">/</text:span></text:a></text:span><text:span text:style-name="T4_25"><text:a xlink:type="simple" xlink:href="http://www.hhhh.org/wiml/proj/nmeaxor.html"><text:span text:style-name="T4_26">nmeaxor</text:span></text:a></text:span><text:span text:style-name="T4_27"><text:a xlink:type="simple" xlink:href="http://www.hhhh.org/wiml/proj/nmeaxor.html"><text:span text:style-name="T4_28">.</text:span></text:a></text:span><text:span text:style-name="T4_29"><text:a xlink:type="simple" xlink:href="http://www.hhhh.org/wiml/proj/nmeaxor.html"><text:span text:style-name="T4_30">html</text:span></text:a></text:span></text:p>
      <text:p text:style-name="P5"/>
      <text:p text:style-name="P6"/>
      <text:p text:style-name="P7"><text:span text:style-name="T7_1">-</text:span><text:span text:style-name="T7_2">Change</text:span><text:span text:style-name="T7_3"><text:s/></text:span><text:span text:style-name="T7_4">unit</text:span><text:span text:style-name="T7_5"><text:s/></text:span><text:span text:style-name="T7_6">refresh</text:span><text:span text:style-name="T7_7"><text:s/></text:span><text:span text:style-name="T7_8">rate</text:span><text:span text:style-name="T7_9">:</text:span></text:p>
      <text:p text:style-name="P8"><text:span text:style-name="T8_1">$</text:span><text:span text:style-name="T8_2">PMTK</text:span><text:span text:style-name="T8_3">220,100*2</text:span><text:span text:style-name="T8_4">F</text:span><text:span text:style-name="T8_5">      <text:s/>//</text:span><text:span text:style-name="T8_6">Will</text:span><text:span text:style-name="T8_7"><text:s/></text:span><text:span text:style-name="T8_8">set</text:span><text:span text:style-name="T8_9"><text:s/></text:span><text:span text:style-name="T8_10">the</text:span><text:span text:style-name="T8_11"><text:s/></text:span><text:span text:style-name="T8_12">GPS</text:span><text:span text:style-name="T8_13"><text:s/></text:span><text:span text:style-name="T8_14">to</text:span><text:span text:style-name="T8_15"><text:s/>10</text:span><text:span text:style-name="T8_16">hz</text:span><text:span text:style-name="T8_17"><text:s/>(</text:span><text:span text:style-name="T8_18">or</text:span><text:span text:style-name="T8_19"><text:s/></text:span><text:span text:style-name="T8_20">updates</text:span><text:span text:style-name="T8_21"><text:s/></text:span><text:span text:style-name="T8_22">every</text:span><text:span text:style-name="T8_23"><text:s/>100<text:s/></text:span><text:span text:style-name="T8_24">milliseconds</text:span><text:span text:style-name="T8_25">)</text:span></text:p>
      <text:p text:style-name="P9"><text:span text:style-name="T9_1">$</text:span><text:span text:style-name="T9_2">PMTK</text:span><text:span text:style-name="T9_3">220,250*29      <text:s/>//</text:span><text:span text:style-name="T9_4">Will</text:span><text:span text:style-name="T9_5"><text:s/></text:span><text:span text:style-name="T9_6">set</text:span><text:span text:style-name="T9_7"><text:s/></text:span><text:span text:style-name="T9_8">the</text:span><text:span text:style-name="T9_9"><text:s/></text:span><text:span text:style-name="T9_10">GPS</text:span><text:span text:style-name="T9_11"><text:s/></text:span><text:span text:style-name="T9_12">to</text:span><text:span text:style-name="T9_13"><text:s/>4</text:span><text:span text:style-name="T9_14">hz</text:span><text:span text:style-name="T9_15"><text:s/>(</text:span><text:span text:style-name="T9_16">or</text:span><text:span text:style-name="T9_17"><text:s/></text:span><text:span text:style-name="T9_18">updates</text:span><text:span text:style-name="T9_19"><text:s/></text:span><text:span text:style-name="T9_20">every</text:span><text:span text:style-name="T9_21"><text:s/>250<text:s/></text:span><text:span text:style-name="T9_22">milliseconds</text:span><text:span text:style-name="T9_23">)</text:span></text:p>
      <text:p text:style-name="P10"><text:span text:style-name="T10_1">$</text:span><text:span text:style-name="T10_2">PMTK</text:span><text:span text:style-name="T10_3">220,1000*1</text:span><text:span text:style-name="T10_4">F</text:span><text:span text:style-name="T10_5">    <text:s/>//</text:span><text:span text:style-name="T10_6">Will</text:span><text:span text:style-name="T10_7"><text:s/></text:span><text:span text:style-name="T10_8">set</text:span><text:span text:style-name="T10_9"><text:s/></text:span><text:span text:style-name="T10_10">the</text:span><text:span text:style-name="T10_11"><text:s/></text:span><text:span text:style-name="T10_12">GPS</text:span><text:span text:style-name="T10_13"><text:s/></text:span><text:span text:style-name="T10_14">to</text:span><text:span text:style-name="T10_15"><text:s/>1</text:span><text:span text:style-name="T10_16">hz</text:span><text:span text:style-name="T10_17"><text:s/>(</text:span><text:span text:style-name="T10_18">updates</text:span><text:span text:style-name="T10_19"><text:s/></text:span><text:span text:style-name="T10_20">every</text:span><text:span text:style-name="T10_21"><text:s/>1000<text:s/></text:span><text:span text:style-name="T10_22">milliseconds</text:span><text:span text:style-name="T10_23">)</text:span></text:p>
      <text:p text:style-name="P11"/>
      <text:p text:style-name="P12"><text:span text:style-name="T12_1">You</text:span><text:span text:style-name="T12_2"><text:s/></text:span><text:span text:style-name="T12_3">can</text:span><text:span text:style-name="T12_4"><text:s/></text:span><text:span text:style-name="T12_5">set</text:span><text:span text:style-name="T12_6"><text:s/></text:span><text:span text:style-name="T12_7">the</text:span><text:span text:style-name="T12_8"><text:s/></text:span><text:span text:style-name="T12_9">GPS</text:span><text:span text:style-name="T12_10"><text:s/></text:span><text:span text:style-name="T12_11">to</text:span><text:span text:style-name="T12_12"><text:s/></text:span><text:span text:style-name="T12_13">any</text:span><text:span text:style-name="T12_14"><text:s/></text:span><text:span text:style-name="T12_15">desired</text:span><text:span text:style-name="T12_16"><text:s/></text:span><text:span text:style-name="T12_17">refresh</text:span><text:span text:style-name="T12_18"><text:s/></text:span><text:span text:style-name="T12_19">rate</text:span><text:span text:style-name="T12_20">,<text:s/></text:span><text:span text:style-name="T12_21">you</text:span><text:span text:style-name="T12_22"><text:s/></text:span><text:span text:style-name="T12_23">change</text:span><text:span text:style-name="T12_24"><text:s/></text:span><text:span text:style-name="T12_25">the</text:span><text:span text:style-name="T12_26"><text:s/></text:span><text:span text:style-name="T12_27">value</text:span><text:span text:style-name="T12_28"><text:s/></text:span><text:span text:style-name="T12_29">inside</text:span><text:span text:style-name="T12_30"><text:s/></text:span><text:span text:style-name="T12_31">the</text:span><text:span text:style-name="T12_32"><text:s/></text:span><text:span text:style-name="T12_33">string</text:span><text:span text:style-name="T12_34"><text:s/></text:span><text:span text:style-name="T12_35">and</text:span><text:span text:style-name="T12_36"><text:s/></text:span><text:span text:style-name="T12_37">generate</text:span><text:span text:style-name="T12_38"><text:s/></text:span><text:span text:style-name="T12_39">a</text:span><text:span text:style-name="T12_40"><text:s/></text:span><text:span text:style-name="T12_41">new</text:span><text:span text:style-name="T12_42"><text:s/></text:span><text:span text:style-name="T12_43">check</text:span><text:span text:style-name="T12_44"><text:s/></text:span><text:span text:style-name="T12_45">sum</text:span><text:span text:style-name="T12_46"><text:s/></text:span><text:span text:style-name="T12_47">here</text:span><text:span text:style-name="T12_48">:<text:s/></text:span><text:span text:style-name="T12_49"><text:a xlink:type="simple" xlink:href="http://www.hhhh.org/wiml/proj/nmeaxor.html"><text:span text:style-name="T12_50">http</text:span></text:a></text:span><text:span text:style-name="T12_51"><text:a xlink:type="simple" xlink:href="http://www.hhhh.org/wiml/proj/nmeaxor.html"><text:span text:style-name="T12_52">://</text:span></text:a></text:span><text:span text:style-name="T12_53"><text:a xlink:type="simple" xlink:href="http://www.hhhh.org/wiml/proj/nmeaxor.html"><text:span text:style-name="T12_54">www</text:span></text:a></text:span><text:span text:style-name="T12_55"><text:a xlink:type="simple" xlink:href="http://www.hhhh.org/wiml/proj/nmeaxor.html"><text:span text:style-name="T12_56">.</text:span></text:a></text:span><text:span text:style-name="T12_57"><text:a xlink:type="simple" xlink:href="http://www.hhhh.org/wiml/proj/nmeaxor.html"><text:span text:style-name="T12_58">hhhh</text:span></text:a></text:span><text:span text:style-name="T12_59"><text:a xlink:type="simple" xlink:href="http://www.hhhh.org/wiml/proj/nmeaxor.html"><text:span text:style-name="T12_60">.</text:span></text:a></text:span><text:span text:style-name="T12_61"><text:a xlink:type="simple" xlink:href="http://www.hhhh.org/wiml/proj/nmeaxor.html"><text:span text:style-name="T12_62">org</text:span></text:a></text:span><text:span text:style-name="T12_63"><text:a xlink:type="simple" xlink:href="http://www.hhhh.org/wiml/proj/nmeaxor.html"><text:span text:style-name="T12_64">/</text:span></text:a></text:span><text:span text:style-name="T12_65"><text:a xlink:type="simple" xlink:href="http://www.hhhh.org/wiml/proj/nmeaxor.html"><text:span text:style-name="T12_66">wiml</text:span></text:a></text:span><text:span text:style-name="T12_67"><text:a xlink:type="simple" xlink:href="http://www.hhhh.org/wiml/proj/nmeaxor.html"><text:span text:style-name="T12_68">/</text:span></text:a></text:span><text:span text:style-name="T12_69"><text:a xlink:type="simple" xlink:href="http://www.hhhh.org/wiml/proj/nmeaxor.html"><text:span text:style-name="T12_70">proj</text:span></text:a></text:span><text:span text:style-name="T12_71"><text:a xlink:type="simple" xlink:href="http://www.hhhh.org/wiml/proj/nmeaxor.html"><text:span text:style-name="T12_72">/</text:span></text:a></text:span><text:span text:style-name="T12_73"><text:a xlink:type="simple" xlink:href="http://www.hhhh.org/wiml/proj/nmeaxor.html"><text:span text:style-name="T12_74">nmeaxor</text:span></text:a></text:span><text:span text:style-name="T12_75"><text:a xlink:type="simple" xlink:href="http://www.hhhh.org/wiml/proj/nmeaxor.html"><text:span text:style-name="T12_76">.</text:span></text:a></text:span><text:span text:style-name="T12_77"><text:a xlink:type="simple" xlink:href="http://www.hhhh.org/wiml/proj/nmeaxor.html"><text:span text:style-name="T12_78">html</text:span></text:a></text:span></text:p>
      <text:p text:style-name="P13"/>
      <text:p text:style-name="P14"><text:span text:style-name="T14_1">-</text:span><text:span text:style-name="T14_2">To</text:span><text:span text:style-name="T14_3"><text:s/></text:span><text:span text:style-name="T14_4">change</text:span><text:span text:style-name="T14_5"><text:s/></text:span><text:span text:style-name="T14_6">the</text:span><text:span text:style-name="T14_7"><text:s/></text:span><text:span text:style-name="T14_8">baud</text:span><text:span text:style-name="T14_9"><text:s/></text:span><text:span text:style-name="T14_10">rates</text:span><text:span text:style-name="T14_11">:</text:span></text:p>
      <text:p text:style-name="P15"><text:span text:style-name="T15_1">$</text:span><text:span text:style-name="T15_2">PMTK</text:span><text:span text:style-name="T15_3">251,4800*14</text:span></text:p>
      <text:p text:style-name="P16"><text:span text:style-name="T16_1">$</text:span><text:span text:style-name="T16_2">PMTK</text:span><text:span text:style-name="T16_3">251,9600*17</text:span></text:p>
      <text:p text:style-name="P17"><text:span text:style-name="T17_1">$</text:span><text:span text:style-name="T17_2">PMTK</text:span><text:span text:style-name="T17_3">251,19200*22</text:span></text:p>
      <text:p text:style-name="P18"><text:span text:style-name="T18_1">$</text:span><text:span text:style-name="T18_2">PMTK</text:span><text:span text:style-name="T18_3">251,38400*27</text:span></text:p>
      <text:p text:style-name="P19"/>
      <text:p text:style-name="P20"><text:span text:style-name="T20_1">You</text:span><text:span text:style-name="T20_2"><text:s/></text:span><text:span text:style-name="T20_3">can</text:span><text:span text:style-name="T20_4"><text:s/></text:span><text:span text:style-name="T20_5">also</text:span><text:span text:style-name="T20_6"><text:s/></text:span><text:span text:style-name="T20_7">set</text:span><text:span text:style-name="T20_8"><text:s/></text:span><text:span text:style-name="T20_9">the</text:span><text:span text:style-name="T20_10"><text:s/></text:span><text:span text:style-name="T20_11">GPS</text:span><text:span text:style-name="T20_12"><text:s/></text:span><text:span text:style-name="T20_13">to</text:span><text:span text:style-name="T20_14"><text:s/></text:span><text:span text:style-name="T20_15">any</text:span><text:span text:style-name="T20_16"><text:s/></text:span><text:span text:style-name="T20_17">desired</text:span><text:span text:style-name="T20_18"><text:s/></text:span><text:span text:style-name="T20_19">baud</text:span><text:span text:style-name="T20_20"><text:s/></text:span><text:span text:style-name="T20_21">rate</text:span><text:span text:style-name="T20_22"><text:s/></text:span><text:span text:style-name="T20_23">speed</text:span><text:span text:style-name="T20_24"><text:s/></text:span><text:span text:style-name="T20_25">by</text:span><text:span text:style-name="T20_26"><text:s/></text:span><text:span text:style-name="T20_27">changing</text:span><text:span text:style-name="T20_28"><text:s/></text:span><text:span text:style-name="T20_29">the</text:span><text:span text:style-name="T20_30"><text:s/></text:span><text:span text:style-name="T20_31">value</text:span><text:span text:style-name="T20_32"><text:s/></text:span><text:span text:style-name="T20_33">inside</text:span><text:span text:style-name="T20_34"><text:s/></text:span><text:span text:style-name="T20_35">the</text:span><text:span text:style-name="T20_36"><text:s/></text:span><text:span text:style-name="T20_37">string</text:span><text:span text:style-name="T20_38"><text:s/></text:span><text:span text:style-name="T20_39">and</text:span><text:span text:style-name="T20_40"><text:s/></text:span><text:span text:style-name="T20_41">generate</text:span><text:span text:style-name="T20_42"><text:s/></text:span><text:span text:style-name="T20_43">a</text:span><text:span text:style-name="T20_44"><text:s/></text:span><text:span text:style-name="T20_45">new</text:span><text:span text:style-name="T20_46"><text:s/></text:span><text:span text:style-name="T20_47">checksum</text:span><text:span text:style-name="T20_48"><text:s/></text:span><text:span text:style-name="T20_49">here</text:span><text:span text:style-name="T20_50">:<text:s/></text:span><text:span text:style-name="T20_51"><text:a xlink:type="simple" xlink:href="http://www.hhhh.org/wiml/proj/nmeaxor.html"><text:span text:style-name="T20_52">http</text:span></text:a></text:span><text:span text:style-name="T20_53"><text:a xlink:type="simple" xlink:href="http://www.hhhh.org/wiml/proj/nmeaxor.html"><text:span text:style-name="T20_54">://</text:span></text:a></text:span><text:span text:style-name="T20_55"><text:a xlink:type="simple" xlink:href="http://www.hhhh.org/wiml/proj/nmeaxor.html"><text:span text:style-name="T20_56">www</text:span></text:a></text:span><text:span text:style-name="T20_57"><text:a xlink:type="simple" xlink:href="http://www.hhhh.org/wiml/proj/nmeaxor.html"><text:span text:style-name="T20_58">.</text:span></text:a></text:span><text:span text:style-name="T20_59"><text:a xlink:type="simple" xlink:href="http://www.hhhh.org/wiml/proj/nmeaxor.html"><text:span text:style-name="T20_60">hhhh</text:span></text:a></text:span><text:span text:style-name="T20_61"><text:a xlink:type="simple" xlink:href="http://www.hhhh.org/wiml/proj/nmeaxor.html"><text:span text:style-name="T20_62">.</text:span></text:a></text:span><text:span text:style-name="T20_63"><text:a xlink:type="simple" xlink:href="http://www.hhhh.org/wiml/proj/nmeaxor.html"><text:span text:style-name="T20_64">org</text:span></text:a></text:span><text:span text:style-name="T20_65"><text:a xlink:type="simple" xlink:href="http://www.hhhh.org/wiml/proj/nmeaxor.html"><text:span text:style-name="T20_66">/</text:span></text:a></text:span><text:span text:style-name="T20_67"><text:a xlink:type="simple" xlink:href="http://www.hhhh.org/wiml/proj/nmeaxor.html"><text:span text:style-name="T20_68">wiml</text:span></text:a></text:span><text:span text:style-name="T20_69"><text:a xlink:type="simple" xlink:href="http://www.hhhh.org/wiml/proj/nmeaxor.html"><text:span text:style-name="T20_70">/</text:span></text:a></text:span><text:span text:style-name="T20_71"><text:a xlink:type="simple" xlink:href="http://www.hhhh.org/wiml/proj/nmeaxor.html"><text:span text:style-name="T20_72">proj</text:span></text:a></text:span><text:span text:style-name="T20_73"><text:a xlink:type="simple" xlink:href="http://www.hhhh.org/wiml/proj/nmeaxor.html"><text:span text:style-name="T20_74">/</text:span></text:a></text:span><text:span text:style-name="T20_75"><text:a xlink:type="simple" xlink:href="http://www.hhhh.org/wiml/proj/nmeaxor.html"><text:span text:style-name="T20_76">nmeaxor</text:span></text:a></text:span><text:span text:style-name="T20_77"><text:a xlink:type="simple" xlink:href="http://www.hhhh.org/wiml/proj/nmeaxor.html"><text:span text:style-name="T20_78">.</text:span></text:a></text:span><text:span text:style-name="T20_79"><text:a xlink:type="simple" xlink:href="http://www.hhhh.org/wiml/proj/nmeaxor.html"><text:span text:style-name="T20_80">html</text:span></text:a></text:span></text:p>
      <text:p text:style-name="P21"/>
      <text:p text:style-name="P22"><text:span text:style-name="T22_1">-</text:span><text:span text:style-name="T22_2">Enabling</text:span><text:span text:style-name="T22_3"><text:s/></text:span><text:span text:style-name="T22_4">the</text:span><text:span text:style-name="T22_5"><text:s/></text:span><text:span text:style-name="T22_6">custom</text:span><text:span text:style-name="T22_7"><text:s/></text:span><text:span text:style-name="T22_8">binary</text:span><text:span text:style-name="T22_9"><text:s/></text:span><text:span text:style-name="T22_10">protocol</text:span><text:span text:style-name="T22_11">:</text:span></text:p>
      <text:p text:style-name="P23"><text:span text:style-name="T23_1">$</text:span><text:span text:style-name="T23_2">PGCMD</text:span><text:span text:style-name="T23_3">,16,0,0,0,0,0*6</text:span><text:span text:style-name="T23_4">A</text:span></text:p>
      <text:p text:style-name="P24"/>
      <text:p text:style-name="P25"><text:span text:style-name="T25_1">-</text:span><text:span text:style-name="T25_2">To</text:span><text:span text:style-name="T25_3"><text:s/></text:span><text:span text:style-name="T25_4">use</text:span><text:span text:style-name="T25_5"><text:s/></text:span><text:span text:style-name="T25_6">NMEA</text:span><text:span text:style-name="T25_7"><text:s/></text:span><text:span text:style-name="T25_8">and</text:span><text:span text:style-name="T25_9"><text:s/></text:span><text:span text:style-name="T25_10">enable</text:span><text:span text:style-name="T25_11"><text:s/></text:span><text:span text:style-name="T25_12">or</text:span><text:span text:style-name="T25_13"><text:s/></text:span><text:span text:style-name="T25_14">disable</text:span><text:span text:style-name="T25_15"><text:s/></text:span><text:span text:style-name="T25_16">string</text:span><text:span text:style-name="T25_17"><text:s/></text:span><text:span text:style-name="T25_18">please</text:span><text:span text:style-name="T25_19"><text:s/></text:span><text:span text:style-name="T25_20">refer</text:span><text:span text:style-name="T25_21"><text:s/></text:span><text:span text:style-name="T25_22">to</text:span><text:span text:style-name="T25_23"><text:s/></text:span><text:span text:style-name="T25_24">this</text:span><text:span text:style-name="T25_25"><text:s/></text:span><text:span text:style-name="T25_26">table</text:span><text:span text:style-name="T25_27">: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6"><text:span text:style-name="T26_1">Customize</text:span><text:span text:style-name="T26_2"><text:s/></text:span><text:span text:style-name="T26_3">Command</text:span><text:span text:style-name="T26_4"><text:s/></text:span><text:span text:style-name="T26_5">Format</text:span><text:span text:style-name="T26_6">                                                <text:s/></text:span><text:span text:style-name="T26_7">Table</text:span><text:span text:style-name="T26_8"><text:s/>2</text:span></text:p>
          </table:table-cell>
          <table:table-cell table:style-name="Cell2">
            <text:p text:style-name="P27"/>
          </table:table-cell>
          <table:table-cell table:style-name="Cell3">
            <text:p text:style-name="P28"/>
          </table:table-cell>
          <table:table-cell table:style-name="Cell4">
            <text:p text:style-name="P29"/>
          </table:table-cell>
        </table:table-row>
        <table:table-row table:style-name="Row2">
          <table:table-cell table:style-name="Cell5">
            <text:p text:style-name="P30"><text:span text:style-name="T30_1">Name</text:span></text:p>
          </table:table-cell>
          <table:table-cell table:style-name="Cell6">
            <text:p text:style-name="P31"><text:span text:style-name="T31_1">Example</text:span></text:p>
          </table:table-cell>
          <table:table-cell table:style-name="Cell7">
            <text:p text:style-name="P32"><text:span text:style-name="T32_1">Units</text:span></text:p>
          </table:table-cell>
          <table:table-cell table:style-name="Cell8">
            <text:p text:style-name="P33"><text:span text:style-name="T33_1">Description</text:span></text:p>
          </table:table-cell>
        </table:table-row>
        <table:table-row table:style-name="Row3">
          <table:table-cell table:style-name="Cell9">
            <text:p text:style-name="P34"><text:span text:style-name="T34_1">Message</text:span><text:span text:style-name="T34_2"><text:s/></text:span><text:span text:style-name="T34_3">ID</text:span></text:p>
          </table:table-cell>
          <table:table-cell table:style-name="Cell10">
            <text:p text:style-name="P35"><text:span text:style-name="T35_1">$</text:span><text:span text:style-name="T35_2">PGCMD</text:span></text:p>
          </table:table-cell>
          <table:table-cell table:style-name="Cell11">
            <text:p text:style-name="P36"/>
          </table:table-cell>
          <table:table-cell table:style-name="Cell12">
            <text:p text:style-name="P37"><text:span text:style-name="T37_1">Customize</text:span><text:span text:style-name="T37_2"><text:s/></text:span><text:span text:style-name="T37_3">command</text:span><text:span text:style-name="T37_4"><text:s/></text:span><text:span text:style-name="T37_5">header</text:span></text:p>
          </table:table-cell>
        </table:table-row>
        <table:table-row table:style-name="Row4">
          <table:table-cell table:style-name="Cell13">
            <text:p text:style-name="P38"><text:span text:style-name="T38_1">Command</text:span><text:span text:style-name="T38_2"><text:s/></text:span><text:span text:style-name="T38_3">Number</text:span></text:p>
          </table:table-cell>
          <table:table-cell table:style-name="Cell14">
            <text:p text:style-name="P39"><text:span text:style-name="T39_1">16</text:span></text:p>
          </table:table-cell>
          <table:table-cell table:style-name="Cell15">
            <text:p text:style-name="P40"><text:span text:style-name="T40_1"> </text:span></text:p>
          </table:table-cell>
          <table:table-cell table:style-name="Cell16">
            <text:p text:style-name="P41"><text:span text:style-name="T41_1">This</text:span><text:span text:style-name="T41_2"><text:s/></text:span><text:span text:style-name="T41_3">number</text:span><text:span text:style-name="T41_4"><text:s/></text:span><text:span text:style-name="T41_5">represents</text:span><text:span text:style-name="T41_6"><text:s/></text:span><text:span text:style-name="T41_7">which</text:span><text:span text:style-name="T41_8"><text:s/></text:span><text:span text:style-name="T41_9">command</text:span><text:span text:style-name="T41_10"><text:s/></text:span><text:span text:style-name="T41_11">is</text:span><text:span text:style-name="T41_12"><text:s/></text:span><text:span text:style-name="T41_13">used</text:span></text:p>
          </table:table-cell>
        </table:table-row>
        <table:table-row table:style-name="Row5">
          <table:table-cell table:style-name="Cell17">
            <text:p text:style-name="P42"><text:span text:style-name="T42_1">Parameter</text:span><text:span text:style-name="T42_2"><text:s/>1:</text:span><text:span text:style-name="T42_3">RMC</text:span></text:p>
          </table:table-cell>
          <table:table-cell table:style-name="Cell18">
            <text:p text:style-name="P43"><text:span text:style-name="T43_1">1</text:span></text:p>
          </table:table-cell>
          <table:table-cell table:style-name="Cell19">
            <text:p text:style-name="P44"><text:span text:style-name="T44_1"> </text:span></text:p>
          </table:table-cell>
          <table:table-cell table:style-name="Cell20">
            <text:p text:style-name="P45"><text:span text:style-name="T45_1">Period</text:span><text:span text:style-name="T45_2"><text:s/></text:span><text:span text:style-name="T45_3">of</text:span><text:span text:style-name="T45_4"><text:s/></text:span><text:span text:style-name="T45_5">RMC</text:span><text:span text:style-name="T45_6">,</text:span><text:span text:style-name="T45_7"><text:s/></text:span><text:span text:style-name="T45_8">0~5.<text:s/>0<text:s/></text:span><text:span text:style-name="T45_9">mean</text:span><text:span text:style-name="T45_10"><text:s/></text:span><text:span text:style-name="T45_11">to</text:span><text:span text:style-name="T45_12"><text:s/></text:span><text:span text:style-name="T45_13">disable</text:span><text:span text:style-name="T45_14"><text:s/></text:span><text:span text:style-name="T45_15">output</text:span></text:p>
          </table:table-cell>
        </table:table-row>
        <table:table-row table:style-name="Row6">
          <table:table-cell table:style-name="Cell21">
            <text:p text:style-name="P46"><text:span text:style-name="T46_1">Parameter</text:span><text:span text:style-name="T46_2"><text:s/>2:</text:span><text:span text:style-name="T46_3">VTG</text:span></text:p>
          </table:table-cell>
          <table:table-cell table:style-name="Cell22">
            <text:p text:style-name="P47"><text:span text:style-name="T47_1">1</text:span></text:p>
          </table:table-cell>
          <table:table-cell table:style-name="Cell23">
            <text:p text:style-name="P48"><text:span text:style-name="T48_1"> </text:span></text:p>
          </table:table-cell>
          <table:table-cell table:style-name="Cell24">
            <text:p text:style-name="P49"><text:span text:style-name="T49_1">Period</text:span><text:span text:style-name="T49_2"><text:s/></text:span><text:span text:style-name="T49_3">of</text:span><text:span text:style-name="T49_4"><text:s/></text:span><text:span text:style-name="T49_5">VTG</text:span><text:span text:style-name="T49_6">,</text:span><text:span text:style-name="T49_7"><text:s/></text:span><text:span text:style-name="T49_8">0~5.<text:s/>0<text:s/></text:span><text:span text:style-name="T49_9">mean</text:span><text:span text:style-name="T49_10"><text:s/></text:span><text:span text:style-name="T49_11">to</text:span><text:span text:style-name="T49_12"><text:s/></text:span><text:span text:style-name="T49_13">disable</text:span><text:span text:style-name="T49_14"><text:s/></text:span><text:span text:style-name="T49_15">output</text:span></text:p>
          </table:table-cell>
        </table:table-row>
        <table:table-row table:style-name="Row7">
          <table:table-cell table:style-name="Cell25">
            <text:p text:style-name="P50"><text:span text:style-name="T50_1">Parameter</text:span><text:span text:style-name="T50_2"><text:s/>3:</text:span><text:span text:style-name="T50_3">GSA</text:span></text:p>
          </table:table-cell>
          <table:table-cell table:style-name="Cell26">
            <text:p text:style-name="P51"><text:span text:style-name="T51_1">1</text:span></text:p>
          </table:table-cell>
          <table:table-cell table:style-name="Cell27">
            <text:p text:style-name="P52"><text:span text:style-name="T52_1"> </text:span></text:p>
          </table:table-cell>
          <table:table-cell table:style-name="Cell28">
            <text:p text:style-name="P53"><text:span text:style-name="T53_1">Period</text:span><text:span text:style-name="T53_2"><text:s/></text:span><text:span text:style-name="T53_3">of</text:span><text:span text:style-name="T53_4"><text:s/></text:span><text:span text:style-name="T53_5">GSA</text:span><text:span text:style-name="T53_6">,</text:span><text:span text:style-name="T53_7"><text:s/></text:span><text:span text:style-name="T53_8">0~5.<text:s/>0<text:s/></text:span><text:span text:style-name="T53_9">mean</text:span><text:span text:style-name="T53_10"><text:s/></text:span><text:span text:style-name="T53_11">to</text:span><text:span text:style-name="T53_12"><text:s/></text:span><text:span text:style-name="T53_13">disable</text:span><text:span text:style-name="T53_14"><text:s/></text:span><text:span text:style-name="T53_15">output</text:span></text:p>
          </table:table-cell>
        </table:table-row>
        <table:table-row table:style-name="Row8">
          <table:table-cell table:style-name="Cell29">
            <text:p text:style-name="P54"><text:span text:style-name="T54_1">Parameter</text:span><text:span text:style-name="T54_2"><text:s/>4:</text:span><text:span text:style-name="T54_3">GSV</text:span></text:p>
          </table:table-cell>
          <table:table-cell table:style-name="Cell30">
            <text:p text:style-name="P55"><text:span text:style-name="T55_1">1</text:span></text:p>
          </table:table-cell>
          <table:table-cell table:style-name="Cell31">
            <text:p text:style-name="P56"><text:span text:style-name="T56_1"> </text:span></text:p>
          </table:table-cell>
          <table:table-cell table:style-name="Cell32">
            <text:p text:style-name="P57"><text:span text:style-name="T57_1">Period</text:span><text:span text:style-name="T57_2"><text:s/></text:span><text:span text:style-name="T57_3">of</text:span><text:span text:style-name="T57_4"><text:s/></text:span><text:span text:style-name="T57_5">GSV</text:span><text:span text:style-name="T57_6">,</text:span><text:span text:style-name="T57_7"><text:s/></text:span><text:span text:style-name="T57_8">0~5.<text:s/>0<text:s/></text:span><text:span text:style-name="T57_9">mean</text:span><text:span text:style-name="T57_10"><text:s/></text:span><text:span text:style-name="T57_11">to</text:span><text:span text:style-name="T57_12"><text:s/></text:span><text:span text:style-name="T57_13">disable</text:span><text:span text:style-name="T57_14"><text:s/></text:span><text:span text:style-name="T57_15">output</text:span></text:p>
          </table:table-cell>
        </table:table-row>
        <table:table-row table:style-name="Row9">
          <table:table-cell table:style-name="Cell33">
            <text:p text:style-name="P58"><text:span text:style-name="T58_1">Parameter</text:span><text:span text:style-name="T58_2"><text:s/>5:</text:span><text:span text:style-name="T58_3">GGA</text:span></text:p>
          </table:table-cell>
          <table:table-cell table:style-name="Cell34">
            <text:p text:style-name="P59"><text:span text:style-name="T59_1">1</text:span></text:p>
          </table:table-cell>
          <table:table-cell table:style-name="Cell35">
            <text:p text:style-name="P60"><text:span text:style-name="T60_1"> </text:span></text:p>
          </table:table-cell>
          <table:table-cell table:style-name="Cell36">
            <text:p text:style-name="P61"><text:span text:style-name="T61_1">Period</text:span><text:span text:style-name="T61_2"><text:s/></text:span><text:span text:style-name="T61_3">of</text:span><text:span text:style-name="T61_4"><text:s/></text:span><text:span text:style-name="T61_5">GGA</text:span><text:span text:style-name="T61_6">,</text:span><text:span text:style-name="T61_7"><text:s/></text:span><text:span text:style-name="T61_8">0~5.<text:s/>0<text:s/></text:span><text:span text:style-name="T61_9">mean</text:span><text:span text:style-name="T61_10"><text:s/></text:span><text:span text:style-name="T61_11">to</text:span><text:span text:style-name="T61_12"><text:s/></text:span><text:span text:style-name="T61_13">disable</text:span><text:span text:style-name="T61_14"><text:s/></text:span><text:span text:style-name="T61_15">output</text:span></text:p>
          </table:table-cell>
        </table:table-row>
        <table:table-row table:style-name="Row10">
          <table:table-cell table:style-name="Cell37">
            <text:p text:style-name="P62"><text:span text:style-name="T62_1">Checksum</text:span></text:p>
          </table:table-cell>
          <table:table-cell table:style-name="Cell38">
            <text:p text:style-name="P63"><text:span text:style-name="T63_1">*6</text:span><text:span text:style-name="T63_2">B</text:span></text:p>
          </table:table-cell>
          <table:table-cell table:style-name="Cell39">
            <text:p text:style-name="P64"/>
          </table:table-cell>
          <table:table-cell table:style-name="Cell40">
            <text:p text:style-name="P65"><text:span text:style-name="T65_1"> </text:span></text:p>
          </table:table-cell>
        </table:table-row>
        <table:table-row table:style-name="Row11">
          <table:table-cell table:style-name="Cell41">
            <text:p text:style-name="P66"><text:span text:style-name="T66_1">&lt;</text:span><text:span text:style-name="T66_2">CR</text:span><text:span text:style-name="T66_3">&gt;<text:s/>&lt;</text:span><text:span text:style-name="T66_4">LF</text:span><text:span text:style-name="T66_5">&gt;</text:span></text:p>
          </table:table-cell>
          <table:table-cell table:style-name="Cell42">
            <text:p text:style-name="P67"><text:span text:style-name="T67_1"> </text:span></text:p>
          </table:table-cell>
          <table:table-cell table:style-name="Cell43">
            <text:p text:style-name="P68"><text:span text:style-name="T68_1"> </text:span></text:p>
          </table:table-cell>
          <table:table-cell table:style-name="Cell44">
            <text:p text:style-name="P69"><text:span text:style-name="T69_1">End</text:span><text:span text:style-name="T69_2"><text:s/></text:span><text:span text:style-name="T69_3">of</text:span><text:span text:style-name="T69_4"><text:s/></text:span><text:span text:style-name="T69_5">message</text:span><text:span text:style-name="T69_6"><text:s/></text:span><text:span text:style-name="T69_7">termination</text:span></text:p>
          </table:table-cell>
        </table:table-row>
      </table:table>
      <text:p text:style-name="P70"/>
      <text:p text:style-name="P71"><text:span text:style-name="T71_1">Example</text:span><text:span text:style-name="T71_2"><text:s/></text:span><text:span text:style-name="T71_3">that</text:span><text:span text:style-name="T71_4"><text:s/></text:span><text:span text:style-name="T71_5">will</text:span><text:span text:style-name="T71_6"><text:s/></text:span><text:span text:style-name="T71_7">enable</text:span><text:span text:style-name="T71_8"><text:s/></text:span><text:span text:style-name="T71_9">all</text:span><text:span text:style-name="T71_10"><text:s/></text:span><text:span text:style-name="T71_11">the</text:span><text:span text:style-name="T71_12"><text:s/></text:span><text:span text:style-name="T71_13">messages</text:span><text:span text:style-name="T71_14">：$</text:span><text:span text:style-name="T71_15">PGCMD</text:span><text:span text:style-name="T71_16">,16,1,1,1,1,1*6</text:span><text:span text:style-name="T71_17">B</text:span></text:p>
      <text:p text:style-name="P72"/>
      <text:p text:style-name="P73"/>
      <text:p text:style-name="P74"><text:span text:style-name="T74_1">-</text:span><text:span text:style-name="T74_2">Note</text:span><text:span text:style-name="T74_3">:</text:span></text:p>
      <text:p text:style-name="P75"/>
      <text:p text:style-name="P76"><text:span text:style-name="T76_1">When</text:span><text:span text:style-name="T76_2"><text:s/></text:span><text:span text:style-name="T76_3">using</text:span><text:span text:style-name="T76_4"><text:s/></text:span><text:span text:style-name="T76_5">arduino</text:span><text:span text:style-name="T76_6"><text:s/></text:span><text:span text:style-name="T76_7">environment</text:span><text:span text:style-name="T76_8"><text:s/></text:span><text:span text:style-name="T76_9">you</text:span><text:span text:style-name="T76_10"><text:s/></text:span><text:span text:style-name="T76_11">must</text:span><text:span text:style-name="T76_12"><text:s/></text:span><text:span text:style-name="T76_13">add</text:span><text:span text:style-name="T76_14"><text:s/>"\</text:span><text:span text:style-name="T76_15">r</text:span><text:span text:style-name="T76_16">\</text:span><text:span text:style-name="T76_17">n</text:span><text:span text:style-name="T76_18">"<text:s/></text:span><text:span text:style-name="T76_19">at</text:span><text:span text:style-name="T76_20"><text:s/></text:span><text:span text:style-name="T76_21">the</text:span><text:span text:style-name="T76_22"><text:s/></text:span><text:span text:style-name="T76_23">end</text:span><text:span text:style-name="T76_24"><text:s/></text:span><text:span text:style-name="T76_25">command</text:span><text:span text:style-name="T76_26"><text:s/></text:span><text:span text:style-name="T76_27">each</text:span><text:span text:style-name="T76_28"><text:s/></text:span><text:span text:style-name="T76_29">line</text:span><text:span text:style-name="T76_30">,<text:s/></text:span><text:span text:style-name="T76_31">for</text:span><text:span text:style-name="T76_32"><text:s/></text:span><text:span text:style-name="T76_33">example</text:span><text:span text:style-name="T76_34"><text:s/></text:span><text:span text:style-name="T76_35">if</text:span><text:span text:style-name="T76_36"><text:s/></text:span><text:span text:style-name="T76_37">you</text:span><text:span text:style-name="T76_38"><text:s/></text:span><text:span text:style-name="T76_39">want</text:span><text:span text:style-name="T76_40"><text:s/></text:span><text:span text:style-name="T76_41">to</text:span><text:span text:style-name="T76_42"><text:s/></text:span><text:span text:style-name="T76_43">send</text:span><text:span text:style-name="T76_44"><text:s/></text:span><text:span text:style-name="T76_45">the</text:span><text:span text:style-name="T76_46"><text:s/></text:span><text:span text:style-name="T76_47">message</text:span><text:span text:style-name="T76_48"><text:s/>"$</text:span><text:span text:style-name="T76_49">PMTK</text:span><text:span text:style-name="T76_50">220,250*29"<text:s/></text:span><text:span text:style-name="T76_51">to</text:span><text:span text:style-name="T76_52"><text:s/></text:span><text:span text:style-name="T76_53">the</text:span><text:span text:style-name="T76_54"><text:s/></text:span><text:span text:style-name="T76_55">GPS</text:span><text:span text:style-name="T76_56"><text:s/></text:span><text:span text:style-name="T76_57">unit</text:span><text:span text:style-name="T76_58">,<text:s/></text:span><text:span text:style-name="T76_59">it</text:span><text:span text:style-name="T76_60"><text:s/></text:span><text:span text:style-name="T76_61">will</text:span><text:span text:style-name="T76_62"><text:s/></text:span><text:span text:style-name="T76_63">be</text:span><text:span text:style-name="T76_64">: </text:span></text:p>
      <text:p text:style-name="P77"/>
      <text:p text:style-name="P78"><text:span text:style-name="T78_1">Serial</text:span><text:span text:style-name="T78_2">.</text:span><text:span text:style-name="T78_3">print</text:span><text:span text:style-name="T78_4">("$</text:span><text:span text:style-name="T78_5">PMTK</text:span><text:span text:style-name="T78_6">220,250*29\</text:span><text:span text:style-name="T78_7">r</text:span><text:span text:style-name="T78_8">\</text:span><text:span text:style-name="T78_9">n</text:span><text:span text:style-name="T78_10">");<text:s/>//</text:span><text:span text:style-name="T78_11">This</text:span><text:span text:style-name="T78_12"><text:s/></text:span><text:span text:style-name="T78_13">is</text:span><text:span text:style-name="T78_14"><text:s/></text:span><text:span text:style-name="T78_15">correct</text:span></text:p>
      <text:p text:style-name="P79"/>
      <text:p text:style-name="P80"><text:span text:style-name="T80_1">Serial</text:span><text:span text:style-name="T80_2">.</text:span><text:span text:style-name="T80_3">print</text:span><text:span text:style-name="T80_4">("$</text:span><text:span text:style-name="T80_5">PMTK</text:span><text:span text:style-name="T80_6">220,250*29");<text:s/>//</text:span><text:span text:style-name="T80_7">INCORRECT</text:span><text:span text:style-name="T80_8">!</text:span></text:p>
      <text:p text:style-name="P81"/>
      <text:p text:style-name="P82"/>
      <text:p text:style-name="P83"/>
      <text:p text:style-name="P84"/>
      <text:p text:style-name="P85"/>
      <text:p text:style-name="P86"><text:span text:style-name="T86_1">For</text:span><text:span text:style-name="T86_2"><text:s/></text:span><text:span text:style-name="T86_3">deeper</text:span><text:span text:style-name="T86_4"><text:s/></text:span><text:span text:style-name="T86_5">information</text:span><text:span text:style-name="T86_6"><text:s/></text:span><text:span text:style-name="T86_7">and</text:span><text:span text:style-name="T86_8"><text:s/></text:span><text:span text:style-name="T86_9">more</text:span><text:span text:style-name="T86_10"><text:s/></text:span><text:span text:style-name="T86_11">command</text:span><text:span text:style-name="T86_12"><text:s/></text:span><text:span text:style-name="T86_13">examples</text:span><text:span text:style-name="T86_14"><text:s/></text:span><text:span text:style-name="T86_15">please</text:span><text:span text:style-name="T86_16"><text:s/></text:span><text:span text:style-name="T86_17">read</text:span><text:span text:style-name="T86_18"><text:s/></text:span><text:span text:style-name="T86_19">the</text:span><text:span text:style-name="T86_20"><text:s/></text:span><text:span text:style-name="T86_21"><text:a xlink:type="simple" xlink:href="http://docs.google.com/fileview?id=0ByI4WbhJsiyqZjVjNTczNWEtZjczYi00YjY4LTlmMTgtNGIxZDcxZmFhMjEw&amp;hl=en"><text:span text:style-name="T86_22">official</text:span></text:a></text:span><text:span text:style-name="T86_23"><text:a xlink:type="simple" xlink:href="http://docs.google.com/fileview?id=0ByI4WbhJsiyqZjVjNTczNWEtZjczYi00YjY4LTlmMTgtNGIxZDcxZmFhMjEw&amp;hl=en"><text:span text:style-name="T86_24"><text:s/></text:span></text:a></text:span><text:span text:style-name="T86_25"><text:a xlink:type="simple" xlink:href="http://docs.google.com/fileview?id=0ByI4WbhJsiyqZjVjNTczNWEtZjczYi00YjY4LTlmMTgtNGIxZDcxZmFhMjEw&amp;hl=en"><text:span text:style-name="T86_26">MTK</text:span></text:a></text:span><text:span text:style-name="T86_27"><text:a xlink:type="simple" xlink:href="http://docs.google.com/fileview?id=0ByI4WbhJsiyqZjVjNTczNWEtZjczYi00YjY4LTlmMTgtNGIxZDcxZmFhMjEw&amp;hl=en"><text:span text:style-name="T86_28"><text:s/></text:span></text:a></text:span><text:span text:style-name="T86_29"><text:a xlink:type="simple" xlink:href="http://docs.google.com/fileview?id=0ByI4WbhJsiyqZjVjNTczNWEtZjczYi00YjY4LTlmMTgtNGIxZDcxZmFhMjEw&amp;hl=en"><text:span text:style-name="T86_30">command</text:span></text:a></text:span><text:span text:style-name="T86_31"><text:a xlink:type="simple" xlink:href="http://docs.google.com/fileview?id=0ByI4WbhJsiyqZjVjNTczNWEtZjczYi00YjY4LTlmMTgtNGIxZDcxZmFhMjEw&amp;hl=en"><text:span text:style-name="T86_32"><text:s/></text:span></text:a></text:span><text:span text:style-name="T86_33"><text:a xlink:type="simple" xlink:href="http://docs.google.com/fileview?id=0ByI4WbhJsiyqZjVjNTczNWEtZjczYi00YjY4LTlmMTgtNGIxZDcxZmFhMjEw&amp;hl=en"><text:span text:style-name="T86_34">manual</text:span></text:a></text:span><text:span text:style-name="T86_35"><text:a xlink:type="simple" xlink:href="http://docs.google.com/fileview?id=0ByI4WbhJsiyqZjVjNTczNWEtZjczYi00YjY4LTlmMTgtNGIxZDcxZmFhMjEw&amp;hl=en"><text:span text:style-name="T86_36"><text:s/></text:span></text:a></text:span><text:span text:style-name="T86_37"><text:a xlink:type="simple" xlink:href="http://docs.google.com/fileview?id=0ByI4WbhJsiyqZjVjNTczNWEtZjczYi00YjY4LTlmMTgtNGIxZDcxZmFhMjEw&amp;hl=en"><text:span text:style-name="T86_38">here</text:span></text:a></text:span><text:span text:style-name="T86_39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.159cm" fo:margin-bottom="0.159cm" fo:margin-left="0.159cm" fo:margin-right="0.159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line-height="100%" fo:margin-top="0.423cm" fo:margin-bottom="0.423cm" fo:margin-left="0cm" fo:margin-right="0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.397cm" fo:margin-bottom="0.397cm" fo:margin-left="0cm" fo:margin-right="0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00%" fo:margin-top="0.423cm" fo:margin-bottom="0.423cm" fo:margin-left="0cm" fo:margin-right="0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line-height="100%" fo:margin-top="0.45cm" fo:margin-bottom="0.45cm" fo:margin-left="0cm" fo:margin-right="0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line-height="100%" fo:margin-top="0.45cm" fo:margin-bottom="0.4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line-height="100%" fo:margin-top="0.635cm" fo:margin-bottom="0.63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